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1f6c94" officeooo:paragraph-rsid="001f6c94"/>
    </style:style>
    <style:style style:name="P2" style:family="paragraph" style:parent-style-name="Heading_20_4">
      <style:text-properties officeooo:paragraph-rsid="001f6c94"/>
    </style:style>
    <style:style style:name="P3" style:family="paragraph" style:parent-style-name="Heading_20_4">
      <style:text-properties officeooo:rsid="001f90de" officeooo:paragraph-rsid="001f90de"/>
    </style:style>
    <style:style style:name="P4" style:family="paragraph" style:parent-style-name="Heading_20_4">
      <style:text-properties officeooo:rsid="0022bb4b" officeooo:paragraph-rsid="0022bb4b"/>
    </style:style>
    <style:style style:name="P5" style:family="paragraph" style:parent-style-name="Text_20_body">
      <style:text-properties officeooo:paragraph-rsid="001f6c94"/>
    </style:style>
    <style:style style:name="P6" style:family="paragraph" style:parent-style-name="Text_20_body">
      <style:text-properties officeooo:rsid="001f90de" officeooo:paragraph-rsid="001f90de"/>
    </style:style>
    <style:style style:name="P7" style:family="paragraph" style:parent-style-name="Text_20_body">
      <style:text-properties officeooo:rsid="00224beb" officeooo:paragraph-rsid="00224beb"/>
    </style:style>
    <style:style style:name="P8" style:family="paragraph" style:parent-style-name="Text_20_body">
      <style:text-properties officeooo:rsid="0022bb4b" officeooo:paragraph-rsid="0022bb4b"/>
    </style:style>
    <style:style style:name="T1" style:family="text">
      <style:text-properties officeooo:rsid="001f6c94"/>
    </style:style>
    <style:style style:name="T2" style:family="text">
      <style:text-properties officeooo:rsid="0020cf16"/>
    </style:style>
    <style:style style:name="T3" style:family="text">
      <style:text-properties officeooo:rsid="00224be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atenbanksysteme: <text:line-break/>Vergleich zwischen Relationalen und Objektorientierten Datenbanken</text:h>
      <text:h text:style-name="P4" text:outline-level="4">DBMS </text:h>
      <text:p text:style-name="P8">Datenbanksysteme dienen dazu <text:span text:style-name="T4">effizient</text:span>, <text:span text:style-name="T4">verlässlich</text:span>, <text:span text:style-name="T4">bequem</text:span> und <text:span text:style-name="T4">sicher</text:span> einer <text:span text:style-name="T5">größeren Anzahl von Benutzern</text:span> den Zugriff auf eine <text:span text:style-name="T4">große Menge</text:span> <text:span text:style-name="T4">persistenter</text:span> Daten zu gewährleisten.</text:p>
      <text:h text:style-name="P3" text:outline-level="4"/>
      <text:h text:style-name="P3" text:outline-level="4">Objektorientierte Datenbanken</text:h>
      <text:p text:style-name="P6">Objektorientierte Datenbanken speichern, wie es der Name erahnen lässt, Datensätze als Objekte ab. <text:span text:style-name="T2">So steht beim aufrufen eines Objekts direkt der ganze Datensatz zur Verfügung.<text:line-break/></text:span><text:span text:style-name="T3">Objekte werden zu Klassen zusammengefasst. <text:line-break/>Es gibt Klassen und Unterklassen, die unterschiedlich und ohne strenge Hierarchie verbunden werden können.</text:span></text:p>
      <text:p text:style-name="P7">Um verschiedene Objekte anzusprechen, werden in einem objektorientierten DBMS automatisch einmalige IDs vergeben.<text:line-break/></text:p>
      <text:h text:style-name="P2" text:outline-level="4"><text:span text:style-name="T1">Relationale Datenbanken</text:span></text:h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21:42:26.357000000</meta:creation-date>
    <dc:date>2021-01-19T23:20:28.494000000</dc:date>
    <meta:editing-duration>PT45M23S</meta:editing-duration>
    <meta:editing-cycles>1</meta:editing-cycles>
    <meta:document-statistic meta:table-count="0" meta:image-count="0" meta:object-count="0" meta:page-count="1" meta:paragraph-count="7" meta:word-count="92" meta:character-count="760" meta:non-whitespace-character-count="671"/>
    <meta:generator>LibreOffice/7.0.4.2$Windows_X86_64 LibreOffice_project/dcf040e67528d9187c66b2379df5ea4407429775</meta:generator>
  </office:meta>
</office:document-meta>
</file>